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 style:writing-mode="page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rsid="0001fd05" officeooo:paragraph-rsid="0001fd05"/>
    </style:style>
    <style:style style:name="P2" style:family="paragraph" style:parent-style-name="Standard">
      <style:text-properties style:font-name="Liberation Serif" fo:font-size="12pt" officeooo:rsid="001f8287" officeooo:paragraph-rsid="004e6466" style:font-size-asian="12pt" style:font-size-complex="12pt"/>
    </style:style>
    <style:style style:name="P3" style:family="paragraph" style:parent-style-name="Standard">
      <style:text-properties style:font-name="Liberation Serif" officeooo:rsid="0000ca13" officeooo:paragraph-rsid="0050061f"/>
    </style:style>
    <style:style style:name="P4" style:family="paragraph" style:parent-style-name="Standard">
      <style:paragraph-properties fo:line-height="115%" style:writing-mode="page"/>
      <style:text-properties style:font-name="Liberation Serif" fo:font-size="12pt" fo:font-style="italic" fo:font-weight="normal" officeooo:rsid="0026a396" officeooo:paragraph-rsid="004cacc0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line-height="115%" style:writing-mode="page"/>
      <style:text-properties style:font-name="Liberation Serif" fo:font-size="12pt" fo:font-style="normal" fo:font-weight="normal" officeooo:rsid="003a3969" officeooo:paragraph-rsid="004cacc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15%" style:writing-mode="page"/>
      <style:text-properties style:font-name="Liberation Serif" fo:font-size="10pt" fo:font-weight="normal" officeooo:rsid="00177d61" officeooo:paragraph-rsid="00540ec3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 style:writing-mode="page"/>
      <style:text-properties style:font-name="Liberation Serif" fo:font-size="10pt" fo:font-weight="normal" officeooo:rsid="0018fe16" officeooo:paragraph-rsid="00540ec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 style:writing-mode="page"/>
      <style:text-properties style:font-name="Liberation Serif" fo:font-size="10pt" fo:font-weight="normal" officeooo:rsid="0026a396" officeooo:paragraph-rsid="00540ec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15%" style:writing-mode="page"/>
      <style:text-properties style:font-name="Liberation Serif" fo:font-size="10pt" fo:font-weight="normal" officeooo:rsid="0026a396" officeooo:paragraph-rsid="0055cb1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15%" style:writing-mode="page"/>
      <style:text-properties style:font-name="Liberation Serif" fo:font-size="10pt" fo:font-weight="normal" officeooo:rsid="0046f19e" officeooo:paragraph-rsid="00540ec3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15%" style:writing-mode="page"/>
      <style:text-properties style:font-name="Liberation Serif" fo:font-size="10pt" fo:font-weight="normal" officeooo:rsid="004771a1" officeooo:paragraph-rsid="00540ec3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15%" style:writing-mode="page"/>
      <style:text-properties style:font-name="Liberation Serif" fo:font-size="10pt" fo:font-weight="normal" officeooo:rsid="00353993" officeooo:paragraph-rsid="00540ec3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15%" style:writing-mode="page"/>
      <style:text-properties style:font-name="Liberation Serif" fo:font-size="10pt" fo:font-weight="normal" officeooo:rsid="004dfb25" officeooo:paragraph-rsid="00540ec3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15%" style:writing-mode="page"/>
      <style:text-properties style:font-name="Liberation Serif" fo:font-size="10pt" officeooo:paragraph-rsid="00540ec3" style:font-size-asian="10pt" style:font-size-complex="10pt"/>
    </style:style>
    <style:style style:name="P15" style:family="paragraph" style:parent-style-name="Standard">
      <style:paragraph-properties fo:line-height="115%" style:writing-mode="page"/>
      <style:text-properties style:font-name="Liberation Serif" fo:font-size="10pt" officeooo:rsid="004ec378" officeooo:paragraph-rsid="00540ec3" style:font-size-asian="10pt" style:font-size-complex="10pt"/>
    </style:style>
    <style:style style:name="P16" style:family="paragraph" style:parent-style-name="Standard">
      <style:paragraph-properties fo:line-height="115%" style:writing-mode="page"/>
      <style:text-properties style:font-name="Liberation Serif" fo:font-size="10pt" officeooo:rsid="001af207" officeooo:paragraph-rsid="00540ec3" style:font-size-asian="10pt" style:font-size-complex="10pt"/>
    </style:style>
    <style:style style:name="P17" style:family="paragraph" style:parent-style-name="Standard">
      <style:paragraph-properties fo:line-height="115%" style:writing-mode="page"/>
      <style:text-properties style:font-name="Liberation Serif" fo:font-size="10pt" officeooo:rsid="001af207" officeooo:paragraph-rsid="0055cb1e" style:font-size-asian="10pt" style:font-size-complex="10pt"/>
    </style:style>
    <style:style style:name="P18" style:family="paragraph" style:parent-style-name="Standard">
      <style:paragraph-properties fo:line-height="115%" style:writing-mode="page"/>
      <style:text-properties style:font-name="Liberation Serif" fo:font-size="10pt" officeooo:rsid="0014dbc4" officeooo:paragraph-rsid="00540ec3" style:font-size-asian="10pt" style:font-size-complex="10pt"/>
    </style:style>
    <style:style style:name="P19" style:family="paragraph" style:parent-style-name="Standard">
      <style:paragraph-properties fo:line-height="115%" style:writing-mode="page"/>
      <style:text-properties style:font-name="Liberation Serif" fo:font-size="10pt" officeooo:rsid="002aef7a" officeooo:paragraph-rsid="0055cb1e" style:font-size-asian="10pt" style:font-size-complex="10pt"/>
    </style:style>
    <style:style style:name="P20" style:family="paragraph" style:parent-style-name="Standard">
      <style:paragraph-properties fo:line-height="115%" style:writing-mode="page"/>
      <style:text-properties style:font-name="Liberation Serif" fo:font-size="10pt" officeooo:rsid="0000ca13" officeooo:paragraph-rsid="0055cb1e" style:font-size-asian="10pt" style:font-size-complex="10pt"/>
    </style:style>
    <style:style style:name="P21" style:family="paragraph" style:parent-style-name="Standard">
      <style:paragraph-properties fo:line-height="115%" style:writing-mode="page"/>
      <style:text-properties style:font-name="Liberation Serif" fo:font-size="10pt" officeooo:rsid="001282dc" officeooo:paragraph-rsid="0055cb1e" style:font-size-asian="10pt" style:font-size-complex="10pt"/>
    </style:style>
    <style:style style:name="P22" style:family="paragraph" style:parent-style-name="Standard">
      <style:paragraph-properties fo:line-height="115%" style:writing-mode="page"/>
      <style:text-properties style:font-name="Liberation Serif" fo:font-size="10pt" officeooo:rsid="00156be7" officeooo:paragraph-rsid="0055cb1e" style:font-size-asian="10pt" style:font-size-complex="10pt"/>
    </style:style>
    <style:style style:name="P23" style:family="paragraph" style:parent-style-name="Standard">
      <style:paragraph-properties fo:line-height="115%" style:writing-mode="page"/>
      <style:text-properties style:font-name="Liberation Serif" fo:font-size="10pt" officeooo:rsid="004dfb25" officeooo:paragraph-rsid="0055cb1e" style:font-size-asian="10pt" style:font-size-complex="10pt"/>
    </style:style>
    <style:style style:name="P24" style:family="paragraph" style:parent-style-name="Standard">
      <style:paragraph-properties fo:line-height="115%" style:writing-mode="page"/>
      <style:text-properties style:font-name="Liberation Serif" fo:font-size="10pt" officeooo:rsid="003128a3" officeooo:paragraph-rsid="0055cb1e" style:font-size-asian="10pt" style:font-size-complex="10pt"/>
    </style:style>
    <style:style style:name="P25" style:family="paragraph" style:parent-style-name="Standard">
      <style:paragraph-properties fo:line-height="115%" style:writing-mode="page"/>
      <style:text-properties style:font-name="Liberation Serif" fo:font-size="10pt" officeooo:rsid="000f1dba" officeooo:paragraph-rsid="0010d3a2" style:font-size-asian="10pt" style:font-size-complex="10pt"/>
    </style:style>
    <style:style style:name="P26" style:family="paragraph" style:parent-style-name="Standard" style:master-page-name="">
      <style:paragraph-properties fo:line-height="115%" style:page-number="auto" style:writing-mode="page"/>
      <style:text-properties style:font-name="Liberation Serif" fo:font-size="10pt" fo:font-weight="normal" officeooo:rsid="002a9ffa" officeooo:paragraph-rsid="00540ec3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style="italic" officeooo:rsid="0063b62e" officeooo:paragraph-rsid="0001fd05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officeooo:paragraph-rsid="000990c1" style:font-size-asian="10pt" style:font-size-complex="10pt"/>
    </style:style>
    <style:style style:name="P29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rsid="0001fd05" officeooo:paragraph-rsid="0001fd05"/>
    </style:style>
    <style:style style:name="P30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rsid="00721734" officeooo:paragraph-rsid="00721734"/>
    </style:style>
    <style:style style:name="P31" style:family="paragraph" style:parent-style-name="Standard">
      <style:text-properties style:font-name="Liberation Serif" fo:font-size="12pt" fo:font-style="italic" fo:font-weight="normal" officeooo:rsid="0050061f" officeooo:paragraph-rsid="001f8287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P32" style:family="paragraph" style:parent-style-name="Standard">
      <style:text-properties style:font-name="Liberation Serif" fo:font-size="12pt" fo:font-style="italic" fo:font-weight="normal" officeooo:rsid="002a25fc" officeooo:paragraph-rsid="001d3bde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style:font-name="Liberation Serif" fo:font-size="12pt" fo:font-style="italic" officeooo:rsid="001d1ab8" officeooo:paragraph-rsid="001d1ab8" style:font-size-asian="12pt" style:font-style-asian="italic" style:font-size-complex="12pt" style:font-style-complex="italic"/>
    </style:style>
    <style:style style:name="P34" style:family="paragraph" style:parent-style-name="Standard">
      <style:text-properties style:font-name="Liberation Serif" fo:font-size="12pt" fo:font-style="italic" officeooo:rsid="001d3bde" officeooo:paragraph-rsid="001d3bde" style:font-size-asian="12pt" style:font-style-asian="italic" style:font-size-complex="12pt" style:font-style-complex="italic"/>
    </style:style>
    <style:style style:name="P35" style:family="paragraph" style:parent-style-name="Standard">
      <style:text-properties style:font-name="Liberation Serif" fo:font-size="12pt" fo:font-style="italic" officeooo:rsid="0024b903" officeooo:paragraph-rsid="0024b903" style:font-size-asian="12pt" style:font-style-asian="italic" style:font-size-complex="12pt" style:font-style-complex="italic"/>
    </style:style>
    <style:style style:name="P36" style:family="paragraph" style:parent-style-name="Standard">
      <style:text-properties style:font-name="Liberation Serif" fo:font-size="12pt" fo:font-style="italic" officeooo:rsid="0000ca13" officeooo:paragraph-rsid="0000ca13" style:font-size-asian="12pt" style:font-style-asian="italic" style:font-size-complex="12pt" style:font-style-complex="italic"/>
    </style:style>
    <style:style style:name="P37" style:family="paragraph" style:parent-style-name="Standard">
      <style:text-properties style:font-name="Liberation Serif" fo:font-size="12pt" officeooo:rsid="0000ca13" officeooo:paragraph-rsid="0000ca13" style:font-size-asian="12pt" style:font-size-complex="12pt"/>
    </style:style>
    <style:style style:name="P38" style:family="paragraph" style:parent-style-name="Standard">
      <style:text-properties style:font-name="Liberation Serif" fo:font-size="12pt" officeooo:rsid="0000ca13" officeooo:paragraph-rsid="0001fd05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00ca13" officeooo:paragraph-rsid="001d3bde" style:font-size-asian="12pt" style:font-size-complex="12pt"/>
    </style:style>
    <style:style style:name="P40" style:family="paragraph" style:parent-style-name="Standard">
      <style:text-properties style:font-name="Liberation Serif" fo:font-size="12pt" officeooo:rsid="0000ca13" officeooo:paragraph-rsid="0024b903" style:font-size-asian="12pt" style:font-size-complex="12pt"/>
    </style:style>
    <style:style style:name="P41" style:family="paragraph" style:parent-style-name="Standard">
      <style:text-properties style:font-name="Liberation Serif" fo:font-size="12pt" officeooo:rsid="000f1dba" officeooo:paragraph-rsid="000f1dba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0f1dba" officeooo:paragraph-rsid="001bb487" style:font-size-asian="12pt" style:font-size-complex="12pt"/>
    </style:style>
    <style:style style:name="P43" style:family="paragraph" style:parent-style-name="Standard">
      <style:paragraph-properties fo:line-height="115%" style:writing-mode="page"/>
      <style:text-properties style:font-name="Liberation Serif" fo:font-size="12pt" officeooo:rsid="0000ca13" officeooo:paragraph-rsid="004cacc0" style:font-size-asian="12pt" style:font-size-complex="12pt"/>
    </style:style>
    <style:style style:name="T1" style:family="text">
      <style:text-properties fo:color="#9900ff"/>
    </style:style>
    <style:style style:name="T2" style:family="text">
      <style:text-properties fo:color="#9900ff" officeooo:rsid="0001fd05"/>
    </style:style>
    <style:style style:name="T3" style:family="text">
      <style:text-properties fo:color="#9900ff" fo:font-style="italic" officeooo:rsid="02c8594a" style:font-style-asian="italic" style:font-style-complex="italic"/>
    </style:style>
    <style:style style:name="T4" style:family="text">
      <style:text-properties style:use-window-font-color="true" fo:font-style="italic" officeooo:rsid="02c8594a" style:font-style-asian="italic" style:font-style-complex="italic"/>
    </style:style>
    <style:style style:name="T5" style:family="text">
      <style:text-properties style:use-window-font-color="true" fo:font-style="italic" officeooo:rsid="0068e53d" style:font-style-asian="italic" style:font-style-complex="italic"/>
    </style:style>
    <style:style style:name="T6" style:family="text">
      <style:text-properties style:use-window-font-color="true" fo:font-style="italic" officeooo:rsid="006cff63" style:font-style-asian="italic" style:font-style-complex="italic"/>
    </style:style>
    <style:style style:name="T7" style:family="text">
      <style:text-properties style:use-window-font-color="true" fo:font-style="italic" officeooo:rsid="006cff63" style:font-style-asian="italic" style:font-style-complex="italic" loext:padding="0.049cm" loext:border="0.06pt dotted #000000" loext:shadow="none"/>
    </style:style>
    <style:style style:name="T8" style:family="text">
      <style:text-properties style:use-window-font-color="true" fo:font-style="italic" officeooo:rsid="000a00f2" style:font-style-asian="italic" style:font-style-complex="italic"/>
    </style:style>
    <style:style style:name="T9" style:family="text">
      <style:text-properties style:use-window-font-color="true" fo:font-style="italic" fo:font-weight="bold" officeooo:rsid="006cff63" style:font-style-asian="italic" style:font-weight-asian="bold" style:font-style-complex="italic" style:font-weight-complex="bold"/>
    </style:style>
    <style:style style:name="T10" style:family="text">
      <style:text-properties style:use-window-font-color="true" fo:font-style="italic" style:text-underline-style="dotted" style:text-underline-width="auto" style:text-underline-color="font-color" fo:font-weight="bold" officeooo:rsid="000a00f2" style:font-style-asian="italic" style:font-weight-asian="bold" style:font-style-complex="italic" style:font-weight-complex="bold"/>
    </style:style>
    <style:style style:name="T11" style:family="text">
      <style:text-properties fo:color="#ff7f00" fo:font-style="italic" officeooo:rsid="02c8594a" style:font-style-asian="italic" style:font-style-complex="italic"/>
    </style:style>
    <style:style style:name="T12" style:family="text">
      <style:text-properties fo:color="#00ccff"/>
    </style:style>
    <style:style style:name="T13" style:family="text">
      <style:text-properties fo:color="#00ccff" officeooo:rsid="000401e3"/>
    </style:style>
    <style:style style:name="T14" style:family="text">
      <style:text-properties fo:color="#00ccff" loext:padding="0.049cm" loext:border="0.06pt dotted #000000" loext:shadow="none"/>
    </style:style>
    <style:style style:name="T15" style:family="text">
      <style:text-properties fo:color="#00ccff" fo:font-style="italic" officeooo:rsid="02c8594a" style:font-style-asian="italic" style:font-style-complex="italic"/>
    </style:style>
    <style:style style:name="T16" style:family="text">
      <style:text-properties fo:color="#ff3333"/>
    </style:style>
    <style:style style:name="T17" style:family="text">
      <style:text-properties fo:color="#ff3333" fo:font-style="italic" officeooo:rsid="02c8594a" style:font-style-asian="italic" style:font-style-complex="italic"/>
    </style:style>
    <style:style style:name="T18" style:family="text">
      <style:text-properties fo:color="#009933"/>
    </style:style>
    <style:style style:name="T19" style:family="text">
      <style:text-properties fo:color="#009933" officeooo:rsid="000401e3"/>
    </style:style>
    <style:style style:name="T20" style:family="text">
      <style:text-properties fo:color="#009933" fo:font-style="italic" officeooo:rsid="02c8594a" style:font-style-asian="italic" style:font-style-complex="italic"/>
    </style:style>
    <style:style style:name="T21" style:family="text">
      <style:text-properties fo:color="#0000a8" loext:padding="0.049cm" loext:border="0.06pt dotted #000000" loext:shadow="none"/>
    </style:style>
    <style:style style:name="T22" style:family="text">
      <style:text-properties fo:color="#0000a8" fo:font-style="italic" officeooo:rsid="0068e53d" style:font-style-asian="italic" style:font-style-complex="italic"/>
    </style:style>
    <style:style style:name="T23" style:family="text">
      <style:text-properties officeooo:rsid="0001fd05"/>
    </style:style>
    <style:style style:name="T24" style:family="text">
      <style:text-properties officeooo:rsid="0001fd05" loext:padding="0.049cm" loext:border="0.06pt dotted #000000" loext:shadow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401e3" style:font-weight-asian="bold" style:font-weight-complex="bold"/>
    </style:style>
    <style:style style:name="T27" style:family="text">
      <style:text-properties loext:padding="0.049cm" loext:border="0.06pt dotted #000000" loext:shadow="none"/>
    </style:style>
    <style:style style:name="T28" style:family="text">
      <style:text-properties officeooo:rsid="0010d3a2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0d3a2" style:font-style-asian="italic" style:font-style-complex="italic"/>
    </style:style>
    <style:style style:name="T31" style:family="text">
      <style:text-properties fo:font-style="italic" officeooo:rsid="00145464" style:font-style-asian="italic" style:font-style-complex="italic"/>
    </style:style>
    <style:style style:name="T32" style:family="text">
      <style:text-properties fo:font-style="italic" officeooo:rsid="0018ceed" style:font-style-asian="italic" style:font-style-complex="italic"/>
    </style:style>
    <style:style style:name="T33" style:family="text">
      <style:text-properties fo:font-style="italic" officeooo:rsid="001bb487" style:font-style-asian="italic" style:font-style-complex="italic"/>
    </style:style>
    <style:style style:name="T34" style:family="text">
      <style:text-properties fo:font-style="italic" officeooo:rsid="001fe2f3" style:font-style-asian="italic" style:font-style-complex="italic"/>
    </style:style>
    <style:style style:name="T35" style:family="text">
      <style:text-properties fo:font-style="italic" officeooo:rsid="0020a7ed" style:font-style-asian="italic" style:font-style-complex="italic"/>
    </style:style>
    <style:style style:name="T36" style:family="text">
      <style:text-properties fo:font-style="italic" officeooo:rsid="0026e095" style:font-style-asian="italic" style:font-style-complex="italic"/>
    </style:style>
    <style:style style:name="T37" style:family="text">
      <style:text-properties fo:font-style="italic" officeooo:rsid="003e8c0a" style:font-style-asian="italic" style:font-style-complex="italic"/>
    </style:style>
    <style:style style:name="T38" style:family="text">
      <style:text-properties fo:font-style="italic" officeooo:rsid="00660f6e" style:font-style-asian="italic" style:font-style-complex="italic"/>
    </style:style>
    <style:style style:name="T39" style:family="text">
      <style:text-properties fo:font-style="italic" style:text-underline-style="none" style:font-style-asian="italic" style:font-style-complex="italic"/>
    </style:style>
    <style:style style:name="T40" style:family="text">
      <style:text-properties fo:font-style="italic" officeooo:rsid="004cacc0" style:font-name-asian="Liberation Serif1" style:font-style-asian="italic" style:font-name-complex="Liberation Serif1" style:font-style-complex="italic"/>
    </style:style>
    <style:style style:name="T41" style:family="text">
      <style:text-properties fo:font-style="italic" officeooo:rsid="004e6466" style:font-name-asian="Liberation Serif1" style:font-style-asian="italic" style:font-name-complex="Liberation Serif1" style:font-style-complex="italic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2cef06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4e4e4d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2856c6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504f90" style:font-name-asian="Liberation Serif1" style:font-style-asian="italic" style:font-weight-asian="normal" style:font-name-complex="Liberation Serif1" style:font-style-complex="italic" style:font-weight-complex="normal"/>
    </style:style>
    <style:style style:name="T47" style:family="text">
      <style:text-properties fo:font-style="italic" fo:font-weight="normal" officeooo:rsid="004cacc0" style:font-name-asian="Liberation Serif1" style:font-style-asian="italic" style:font-weight-asian="normal" style:font-name-complex="Liberation Serif1" style:font-style-complex="italic" style:font-weight-complex="normal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10d3a2" style:font-style-asian="normal" style:font-style-complex="normal"/>
    </style:style>
    <style:style style:name="T50" style:family="text">
      <style:text-properties fo:font-style="normal" officeooo:rsid="00145464" style:font-style-asian="normal" style:font-style-complex="normal"/>
    </style:style>
    <style:style style:name="T51" style:family="text">
      <style:text-properties fo:font-style="normal" officeooo:rsid="001282dc" style:font-style-asian="normal" style:font-style-complex="normal"/>
    </style:style>
    <style:style style:name="T52" style:family="text">
      <style:text-properties fo:font-style="normal" officeooo:rsid="0026e095" style:font-style-asian="normal" style:font-style-complex="normal"/>
    </style:style>
    <style:style style:name="T53" style:family="text">
      <style:text-properties fo:font-style="normal" officeooo:rsid="0018fe16" style:font-style-asian="normal" style:font-style-complex="normal"/>
    </style:style>
    <style:style style:name="T54" style:family="text">
      <style:text-properties fo:font-style="normal" officeooo:rsid="002856c6" style:font-style-asian="normal" style:font-style-complex="normal"/>
    </style:style>
    <style:style style:name="T55" style:family="text">
      <style:text-properties fo:font-style="normal" officeooo:rsid="0038819a" style:font-style-asian="normal" style:font-style-complex="normal"/>
    </style:style>
    <style:style style:name="T56" style:family="text">
      <style:text-properties fo:font-style="normal" officeooo:rsid="003e8c0a" style:font-style-asian="normal" style:font-style-complex="normal"/>
    </style:style>
    <style:style style:name="T57" style:family="text">
      <style:text-properties fo:font-style="normal" officeooo:rsid="0041a7cc" style:font-style-asian="normal" style:font-style-complex="normal"/>
    </style:style>
    <style:style style:name="T58" style:family="text">
      <style:text-properties fo:font-style="normal" officeooo:rsid="0046f19e" style:font-style-asian="normal" style:font-style-complex="normal"/>
    </style:style>
    <style:style style:name="T59" style:family="text">
      <style:text-properties fo:font-style="normal" officeooo:rsid="00482202" style:font-style-asian="normal" style:font-style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officeooo:rsid="004e6466" style:font-name-asian="Liberation Serif1" style:font-style-asian="normal" style:font-name-complex="Liberation Serif1" style:font-style-complex="normal"/>
    </style:style>
    <style:style style:name="T62" style:family="text">
      <style:text-properties fo:font-style="normal" fo:font-weight="normal" officeooo:rsid="0046f19e" style:font-name-asian="Liberation Serif1" style:font-style-asian="normal" style:font-weight-asian="normal" style:font-name-complex="Liberation Serif1" style:font-style-complex="normal" style:font-weight-complex="normal"/>
    </style:style>
    <style:style style:name="T63" style:family="text">
      <style:text-properties fo:font-style="normal" fo:font-weight="normal" officeooo:rsid="00504f90" style:font-name-asian="Liberation Serif1" style:font-style-asian="normal" style:font-weight-asian="normal" style:font-name-complex="Liberation Serif1" style:font-style-complex="normal" style:font-weight-complex="normal"/>
    </style:style>
    <style:style style:name="T64" style:family="text">
      <style:text-properties fo:font-style="normal" fo:font-weight="normal" officeooo:rsid="00145464" style:font-name-asian="Liberation Serif1" style:font-style-asian="normal" style:font-weight-asian="normal" style:font-name-complex="Liberation Serif1" style:font-style-complex="normal" style:font-weight-complex="normal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2cef06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26a396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26e095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18fe16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2d9141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10d3a2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46f19e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38819a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2856c6" style:font-style-asian="normal" style:font-weight-asian="normal" style:font-style-complex="normal" style:font-weight-complex="normal"/>
    </style:style>
    <style:style style:name="T75" style:family="text">
      <style:text-properties style:text-underline-style="solid" style:text-underline-width="auto" style:text-underline-color="font-color" officeooo:rsid="00482202"/>
    </style:style>
    <style:style style:name="T76" style:family="text">
      <style:text-properties officeooo:rsid="002856c6"/>
    </style:style>
    <style:style style:name="T77" style:family="text">
      <style:text-properties officeooo:rsid="00482202"/>
    </style:style>
    <style:style style:name="T78" style:family="text">
      <style:text-properties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9" style:family="text">
      <style:text-properties style:font-name="Liberation Serif" fo:font-size="10pt" fo:font-style="italic" fo:font-weight="bold" officeooo:rsid="0063b62e" style:font-size-asian="10pt" style:font-style-asian="italic" style:font-weight-asian="bold" style:font-size-complex="10pt" style:font-style-complex="italic" style:font-weight-complex="bold"/>
    </style:style>
    <style:style style:name="T80" style:family="text">
      <style:text-properties style:font-name="Liberation Serif" fo:font-size="10pt" fo:font-style="italic" officeooo:rsid="0020b8dd" style:font-size-asian="10pt" style:font-style-asian="italic" style:font-size-complex="10pt" style:font-style-complex="italic"/>
    </style:style>
    <style:style style:name="T81" style:family="text">
      <style:text-properties style:font-name="Liberation Serif" fo:font-size="10pt" fo:font-style="italic" officeooo:rsid="0063b62e" style:font-size-asian="10pt" style:font-style-asian="italic" style:font-size-complex="10pt" style:font-style-complex="italic"/>
    </style:style>
    <style:style style:name="T82" style:family="text">
      <style:text-properties style:font-name="Liberation Serif" fo:font-style="italic" officeooo:rsid="0063b62e" style:font-style-asian="italic" style:font-style-complex="italic"/>
    </style:style>
    <style:style style:name="T83" style:family="text">
      <style:text-properties style:font-name="Liberation Serif" fo:font-style="italic" officeooo:rsid="0020b8dd" style:font-style-asian="italic" style:font-style-complex="italic"/>
    </style:style>
    <style:style style:name="T84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85" style:family="text">
      <style:text-properties style:font-name="Liberation Serif" fo:font-style="italic" fo:font-weight="bold" officeooo:rsid="0063b62e" style:font-style-asian="italic" style:font-weight-asian="bold" style:font-style-complex="italic" style:font-weight-complex="bold"/>
    </style:style>
    <style:style style:name="T86" style:family="text"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7" style:family="text">
      <style:text-properties style:font-name="Liberation Serif" fo:font-size="12pt" fo:font-style="italic" fo:font-weight="bold" officeooo:rsid="0063b62e" style:font-size-asian="12pt" style:font-style-asian="italic" style:font-weight-asian="bold" style:font-size-complex="12pt" style:font-style-complex="italic" style:font-weight-complex="bold"/>
    </style:style>
    <style:style style:name="T88" style:family="text">
      <style:text-properties style:font-name="Liberation Serif" fo:font-size="12pt" fo:font-style="italic" officeooo:rsid="0020b8dd" style:font-size-asian="12pt" style:font-style-asian="italic" style:font-size-complex="12pt" style:font-style-complex="italic"/>
    </style:style>
    <style:style style:name="T89" style:family="text">
      <style:text-properties style:font-name="Liberation Serif" fo:font-size="12pt" fo:font-style="italic" officeooo:rsid="0063b62e" style:font-size-asian="12pt" style:font-style-asian="italic" style:font-size-complex="12pt" style:font-style-complex="italic"/>
    </style:style>
    <style:style style:name="T90" style:family="text">
      <style:text-properties officeooo:rsid="004cacc0" style:font-name-asian="Liberation Serif1" style:font-name-complex="Liberation Serif1"/>
    </style:style>
    <style:style style:name="T91" style:family="text">
      <style:text-properties fo:font-size="12pt" fo:font-style="normal" fo:font-weight="bold" officeooo:rsid="0046f19e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92" style:family="text">
      <style:text-properties fo:font-size="12pt" fo:font-style="normal" fo:font-weight="normal" officeooo:rsid="0046f19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93" style:family="text">
      <style:text-properties fo:font-size="12pt" fo:font-style="italic" fo:font-weight="bold" officeooo:rsid="004cacc0" style:font-name-asian="Liberation Serif1" style:font-size-asian="12pt" style:font-style-asian="italic" style:font-weight-asian="bold" style:font-name-complex="Liberation Serif1" style:font-size-complex="12pt" style:font-style-complex="italic" style:font-weight-complex="bold"/>
    </style:style>
    <style:style style:name="T94" style:family="text">
      <style:text-properties fo:font-size="12pt" fo:font-style="italic" fo:font-weight="normal" officeooo:rsid="0046f19e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95" style:family="text">
      <style:text-properties fo:font-size="12pt" fo:font-style="italic" fo:font-weight="normal" officeooo:rsid="005efe1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96" style:family="text">
      <style:text-properties fo:font-size="12pt" fo:font-style="italic" fo:font-weight="normal" officeooo:rsid="0050061f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97" style:family="text">
      <style:text-properties officeooo:rsid="00660f6e"/>
    </style:style>
    <style:style style:name="T98" style:family="text">
      <style:text-properties officeooo:rsid="001f23d0"/>
    </style:style>
    <style:style style:name="T99" style:family="text">
      <style:text-properties officeooo:rsid="0066cb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78">CORRECTION</text:span></text:p>
      <text:p text:style-name="P1"><text:span text:style-name="T78"/></text:p>
      <text:p text:style-name="P1"><text:span text:style-name="T78">Quelques proverbes à traduire </text:span><text:span text:style-name="T79">(</text:span><text:a xlink:type="simple" xlink:href="https://fr.wikipedia.org/wiki/Liste_de_locutions_latines" text:style-name="Internet_20_link" text:visited-style-name="Visited_20_Internet_20_Link"><text:span text:style-name="T80">https://fr.wikipedia.org/wiki/Liste_de_locutions_latines</text:span></text:a><text:span text:style-name="T81">)</text:span></text:p>
      <text:p text:style-name="P27"/>
      <text:p text:style-name="P28"><text:span text:style-name="T3">nominatif </text:span><text:span text:style-name="T4">; <text:s/></text:span><text:span text:style-name="T11">vocatif </text:span><text:span text:style-name="T4">; <text:s/></text:span><text:span text:style-name="T15">accusatif </text:span><text:span text:style-name="T4">; <text:s/></text:span><text:span text:style-name="T17">génitif</text:span><text:span text:style-name="T4"> ; <text:s/></text:span><text:span text:style-name="T20">datif</text:span><text:span text:style-name="T4"> ;</text:span><text:span text:style-name="T5"> </text:span><text:span text:style-name="T22">ablatif </text:span><text:span text:style-name="T5">; </text:span><text:span text:style-name="T9">verbes</text:span><text:span text:style-name="T6"> ; </text:span><text:span text:style-name="T10">verbes non conjugués</text:span><text:span text:style-name="T8"> ; </text:span><text:span text:style-name="T7">groupe prépositionnel</text:span></text:p>
      <text:p text:style-name="P37"/>
      <text:p text:style-name="P37"><text:span text:style-name="T23">[01]</text:span> « <text:span text:style-name="T24">a</text:span><text:span text:style-name="T27">d </text:span><text:span text:style-name="T14">glōriam</text:span> »</text:p>
      <text:p text:style-name="P41"><text:span text:style-name="T33"><text:tab/>→</text:span><text:span text:style-name="T38"> vers la gloire / jusqu’à la gloire</text:span></text:p>
      <text:p text:style-name="P37"/>
      <text:p text:style-name="P37"><text:span text:style-name="T23">[02] « </text:span><text:span text:style-name="T24">a</text:span><text:span text:style-name="T27">d </text:span><text:span text:style-name="T14">nauseam</text:span> »</text:p>
      <text:p text:style-name="P42"><text:span text:style-name="T33"><text:tab/>→</text:span><text:span text:style-name="T38"> jusqu’à la nausée</text:span></text:p>
      <text:p text:style-name="P37"/>
      <text:p text:style-name="P38"><text:span text:style-name="T23">[03] « </text:span><text:span text:style-name="T1">diēs</text:span> <text:span text:style-name="T16">īræ</text:span> »</text:p>
      <text:p text:style-name="P33"><text:tab/>→<text:span text:style-name="T97"> jour(s) de colère</text:span></text:p>
      <text:p text:style-name="P38"/>
      <text:p text:style-name="P38"><text:span text:style-name="T23">[04] « </text:span><text:span text:style-name="T1">Hannibal</text:span> <text:span text:style-name="T27">ad </text:span><text:span text:style-name="T14">portās</text:span> ! »</text:p>
      <text:p text:style-name="P34"><text:tab/>→<text:span text:style-name="T97"> Hannibal est à nos portes !</text:span></text:p>
      <text:p text:style-name="P37"/>
      <text:p text:style-name="P37"><text:span text:style-name="T23">[05] </text:span><text:span text:style-name="T1">Aquila</text:span> nōn <text:span text:style-name="T25">capit</text:span> <text:span text:style-name="T12">muscās</text:span>.</text:p>
      <text:p text:style-name="P35"><text:tab/>→<text:span text:style-name="T97"> Un aigle [/L’aigle] n’attrape[/ne chasse] pas les mouches.</text:span></text:p>
      <text:p text:style-name="P40"/>
      <text:p text:style-name="P38"><text:span text:style-name="T23">[06] </text:span><text:span text:style-name="T2">G</text:span><text:span text:style-name="T1">utta</text:span> <text:span text:style-name="T25">cauat</text:span> <text:span text:style-name="T12">lapidem</text:span>.</text:p>
      <text:p text:style-name="P32"><text:span text:style-name="T98"><text:tab/>→ La goutte creuse la pierre.</text:span></text:p>
      <text:p text:style-name="P39"/>
      <text:p text:style-name="P37"><text:span text:style-name="T23">[07] </text:span><text:span text:style-name="T25">Dat</text:span> <text:span text:style-name="T13">u</text:span><text:span text:style-name="T12">eniam</text:span> <text:span text:style-name="T18">cor</text:span><text:span text:style-name="T19">u</text:span><text:span text:style-name="T18">īs</text:span>, <text:span text:style-name="T26">u</text:span><text:span text:style-name="T25">exat</text:span> <text:span text:style-name="T1">cēnsūra</text:span> <text:span text:style-name="T12">columbās</text:span>.</text:p>
      <text:p text:style-name="P37"><text:tab/>→<text:span text:style-name="T99"> La justice accorde [/donne] son[/le] pardon aux corbeaux mais accable les colombes.</text:span></text:p>
      <text:p text:style-name="P43"><text:span text:style-name="T45"/></text:p>
      <text:p text:style-name="P37"><text:span text:style-name="T23">[08] </text:span><text:span text:style-name="T24">D</text:span><text:span text:style-name="T27">ē </text:span><text:span text:style-name="T21">tē</text:span> <text:span text:style-name="T1">fābula</text:span> <text:span text:style-name="T25">nārrātur</text:span>.</text:p>
      <text:p text:style-name="P36"><text:tab/>→<text:span text:style-name="T99"> C’est de toi dont parle la fable [/l’histoire]</text:span></text:p>
      <text:p text:style-name="P31"><text:span text:style-name="T29"/></text:p>
      <text:p text:style-name="P31"><text:span text:style-name="T29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a<text:span text:style-name="T28">d + accusatif</text:span> <text:tab/><text:tab/><text:tab/><text:tab/><text:span text:style-name="T48">: </text:span><text:span text:style-name="T30">vers</text:span></text:p>
            <text:p text:style-name="P6"><text:span text:style-name="T49">a</text:span><text:span text:style-name="T48">quila, aquilæ m.<text:tab/></text:span><text:span text:style-name="T29"><text:tab/><text:tab/><text:tab/></text:span><text:span text:style-name="T48">: </text:span><text:span text:style-name="T29">un aigle</text:span></text:p>
            <text:p text:style-name="P7"><text:span text:style-name="T48">capio, capis, capere, cēpī, captum<text:tab/></text:span><text:span text:style-name="T29"><text:tab/></text:span><text:span text:style-name="T48">: </text:span><text:span text:style-name="T29">prendre</text:span></text:p>
            <text:p text:style-name="P8"><text:span text:style-name="T48">cauo, cauā</text:span><text:span text:style-name="T52">s, cauāre, cauāu</text:span><text:span text:style-name="T53">ī, </text:span><text:span text:style-name="T52">cauātum<text:tab/>: </text:span><text:span text:style-name="T36">creuser</text:span></text:p>
            <text:p text:style-name="P10"><text:span text:style-name="T48">cēnsūra, cēnsūræ f.<text:tab/><text:tab/><text:tab/>: </text:span><text:span text:style-name="T29">la censure</text:span></text:p>
            <text:p text:style-name="P11"><text:span text:style-name="T48">columba, columb</text:span><text:span text:style-name="T58">æ </text:span><text:span text:style-name="T48">f.<text:tab/><text:tab/><text:tab/>: </text:span><text:span text:style-name="T29">la colombe</text:span></text:p>
            <text:p text:style-name="P12"><text:span text:style-name="T52">c</text:span><text:span text:style-name="T48">oruus, coruī m.<text:tab/><text:tab/><text:tab/><text:tab/>: </text:span><text:span text:style-name="T29">le corbeau</text:span></text:p>
            <text:p text:style-name="P13"><text:span text:style-name="T48">dē + abl.<text:tab/><text:tab/><text:tab/><text:tab/><text:tab/>: </text:span><text:span text:style-name="T29">à propos de</text:span></text:p>
            <text:p text:style-name="P14">diēs, diēī f.<text:tab/><text:tab/><text:tab/><text:tab/>: <text:span text:style-name="T29">le jour</text:span></text:p>
            <text:p text:style-name="P14"><text:span text:style-name="T66">d</text:span><text:span text:style-name="T67">o, </text:span><text:span text:style-name="T66">d</text:span><text:span text:style-name="T67">ā</text:span><text:span text:style-name="T68">s, </text:span><text:span text:style-name="T66">da</text:span><text:span text:style-name="T68">re, </text:span><text:span text:style-name="T66">ded</text:span><text:span text:style-name="T69">ī, </text:span><text:span text:style-name="T66">d</text:span><text:span text:style-name="T70">a</text:span><text:span text:style-name="T68">tum<text:tab/><text:tab/><text:tab/>: </text:span><text:span text:style-name="T43">donner</text:span></text:p>
            <text:p text:style-name="P15"><text:span text:style-name="T66">f</text:span><text:span text:style-name="T65">abula, fabulæ f.<text:tab/><text:tab/><text:tab/><text:tab/>: </text:span><text:span text:style-name="T42">la fable</text:span></text:p>
            <text:p text:style-name="P14">glōria, glōr<text:span text:style-name="T71">i</text:span>æ <text:span text:style-name="T28">f.<text:tab/><text:tab/><text:tab/><text:tab/></text:span><text:span text:style-name="T49">: </text:span><text:span text:style-name="T30">la gloire</text:span></text:p>
            <text:p text:style-name="P16"><text:span text:style-name="T49">g</text:span><text:span text:style-name="T48">utta, guttæ f.<text:tab/></text:span><text:span text:style-name="T29"><text:tab/><text:tab/><text:tab/></text:span><text:span text:style-name="T48">: </text:span><text:span text:style-name="T29">la goutte</text:span></text:p>
            <text:p text:style-name="P18"><text:span text:style-name="T49">H</text:span><text:span text:style-name="T48">annibal, Hannibalis m.<text:tab/></text:span><text:span text:style-name="T29"><text:tab/><text:tab/></text:span><text:span text:style-name="T48">: </text:span><text:span text:style-name="T29">Hannibal</text:span></text:p>
            <text:p text:style-name="P14"><text:span text:style-name="T49">ī</text:span><text:span text:style-name="T50">ra, īræ f.<text:tab/></text:span><text:span text:style-name="T31"><text:tab/><text:tab/><text:tab/></text:span><text:span text:style-name="T50">: </text:span><text:span text:style-name="T31">la colère</text:span></text:p>
          </table:table-cell>
          <table:table-cell table:style-name="Tableau1.B1" office:value-type="string">
            <text:p text:style-name="P19"><text:span text:style-name="T50">l</text:span><text:span text:style-name="T48">apis, lapidis m.<text:tab/><text:tab/><text:tab/><text:tab/>: </text:span><text:span text:style-name="T29">la pierre</text:span></text:p>
            <text:p text:style-name="P17"><text:span text:style-name="T50">m</text:span><text:span text:style-name="T48">usca, musc</text:span><text:span text:style-name="T51">æ </text:span><text:span text:style-name="T48">f.<text:tab/></text:span><text:span text:style-name="T29"><text:tab/><text:tab/><text:tab/></text:span><text:span text:style-name="T48">: </text:span><text:span text:style-name="T29">la mouche</text:span></text:p>
            <text:p text:style-name="P20"><text:span text:style-name="T63">n</text:span><text:span text:style-name="T62">ārr</text:span><text:span text:style-name="T63">o, n</text:span><text:span text:style-name="T62">ārrā</text:span><text:span text:style-name="T63">s</text:span><text:span text:style-name="T62">, </text:span><text:span text:style-name="T63">n</text:span><text:span text:style-name="T62">ārrā</text:span><text:span text:style-name="T63">re</text:span><text:span text:style-name="T62">, </text:span><text:span text:style-name="T63">n</text:span><text:span text:style-name="T62">ārrā</text:span><text:span text:style-name="T63">u</text:span><text:span text:style-name="T64">ī, </text:span><text:span text:style-name="T63">n</text:span><text:span text:style-name="T62">ārrā</text:span><text:span text:style-name="T63">tum<text:tab/>: </text:span><text:span text:style-name="T46">raconter</text:span></text:p>
            <text:p text:style-name="P21"><text:span text:style-name="T60">nausea, nauseæ f.<text:tab/></text:span><text:span text:style-name="T39"><text:tab/><text:tab/><text:tab/></text:span><text:span text:style-name="T48">: </text:span><text:span text:style-name="T29">la nausée</text:span></text:p>
            <text:p text:style-name="P20"><text:span text:style-name="T48">nōn<text:tab/></text:span><text:span text:style-name="T29"><text:tab/><text:tab/><text:tab/><text:tab/></text:span><text:span text:style-name="T48">: </text:span><text:span text:style-name="T32">ne… pas… </text:span></text:p>
            <text:p text:style-name="P22"><text:span text:style-name="T48">porta, port</text:span><text:span text:style-name="T51">æ </text:span><text:span text:style-name="T48">f.<text:tab/></text:span><text:span text:style-name="T29"><text:tab/><text:tab/><text:tab/></text:span><text:span text:style-name="T48">: </text:span><text:span text:style-name="T29">la porte</text:span></text:p>
            <text:p text:style-name="P23"><text:span text:style-name="T48">t</text:span><text:span text:style-name="T72">ū<text:tab/><text:tab/><text:tab/><text:tab/><text:tab/>: </text:span><text:span text:style-name="T42">tu </text:span><text:span text:style-name="T44">(te, toi)</text:span></text:p>
            <text:p text:style-name="P24"><text:span text:style-name="T48">uenia, ueni</text:span><text:span text:style-name="T51">æ </text:span><text:span text:style-name="T48">f.<text:tab/><text:tab/><text:tab/><text:tab/>: </text:span><text:span text:style-name="T29">le pardon</text:span></text:p>
            <text:p text:style-name="P9"><text:span text:style-name="T56">uex</text:span><text:span text:style-name="T48">o, </text:span><text:span text:style-name="T56">uex</text:span><text:span text:style-name="T48">ā</text:span><text:span text:style-name="T52">s, </text:span><text:span text:style-name="T56">uex</text:span><text:span text:style-name="T52">āre, </text:span><text:span text:style-name="T56">uex</text:span><text:span text:style-name="T52">āu</text:span><text:span text:style-name="T53">ī, </text:span><text:span text:style-name="T56">uex</text:span><text:span text:style-name="T52">ātum<text:tab/>: </text:span><text:span text:style-name="T37">accabler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9:07:48.394559597</meta:creation-date>
    <dc:date>2021-01-25T19:50:38.932431362</dc:date>
    <meta:editing-duration>PT3H37S</meta:editing-duration>
    <meta:editing-cycles>87</meta:editing-cycles>
    <meta:generator>LibreOffice/6.0.7.3$Linux_X86_64 LibreOffice_project/00m0$Build-3</meta:generator>
    <meta:document-statistic meta:table-count="1" meta:image-count="0" meta:object-count="0" meta:page-count="1" meta:paragraph-count="43" meta:word-count="274" meta:character-count="1546" meta:non-whitespace-character-count="1241"/>
  </office:meta>
</office:document-meta>
</file>